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language="ru" fo:country="RU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Heading_20_1">
      <style:text-properties fo:language="ru" fo:country="RU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Слайд <text:span text:style-name="T1">N. </text:span><text:span text:style-name="T2">Архитектура главного пакета</text:span></text:h>
      <text:p text:style-name="Text_20_body"><text:span text:style-name="T2"/></text:p>
      <text:p text:style-name="P1"><text:tab/>Пользовательский интерфейс программы представляет <text:span text:style-name="T1">MainWindow </text:span>с некоторым набором других классов, обозначенных как <text:span text:style-name="T1">UserInterface </text:span>(Все вместе — <text:span text:style-name="T1">UserInterface </text:span>из предыдущего слайда(Общая архитектура)).<text:span text:style-name="T1"> <text:s/></text:span>Так же он содержит текстовое окно, как поле, у которого при создании вызывается метод <text:span text:style-name="T1">setEditorKit(), у</text:span>станавливающий наш <text:span text:style-name="T1">Kit </text:span>для данного текстового поля, который представлен классом <text:span text:style-name="T1">EditorKit. </text:span>При установке к текстовому окну подключаются инструменты из пакета <text:span text:style-name="T1">Components, </text:span>такие как<text:span text:style-name="T1">: TokenMarker </text:span>(подсветка синтаксиса), <text:span text:style-name="T1">LineNumerator (</text:span>нумерация линий), и стандартный <text:span text:style-name="T1">PlainDocument </text:span>заменяется на наш <text:span text:style-name="T1">MDocument, </text:span>отвечающий за различные атрибуты текста. В том числе, <text:span text:style-name="T1">MDocument </text:span>выполняет <text:span text:style-name="T1">undo, redo </text:span>и<text:span text:style-name="T1"> </text:span>хранит список токенов. Этот список предоставляет класс <text:span text:style-name="T1">Lexer, </text:span>созданный с помощью генератора лексических анализаторов <text:span text:style-name="T1">JFlex, </text:span>каждый токен является экземпляром класса <text:span text:style-name="T1">Token </text:span>и хранит такие параметры как: позиция в тексте, тип и некоторые другие. </text:p>
      <text:p text:style-name="P1"><text:tab/>Пользователь может запустить свою программу <text:span text:style-name="T1">( </text:span>метод <text:span text:style-name="T1">run() ),</text:span> тогда задействуется пакет <text:span text:style-name="T1">compiler → </text:span>след слайд</text:p>
      <text:p text:style-name="P1"/>
      <text:h text:style-name="P3" text:outline-level="1">Слайд <text:span text:style-name="T1">N+1. </text:span>Архитектура <text:span text:style-name="T1">compiler</text:span></text:h>
      <text:p text:style-name="Text_20_body"><text:span text:style-name="T1"/></text:p>
      <text:p text:style-name="Text_20_body"><text:span text:style-name="T1">*</text:span><text:span text:style-name="T2">смех зала от картинки </text:span><text:span text:style-name="T1">forever alone*</text:span></text:p>
      <text:p text:style-name="P2"><text:span text:style-name="T1"><text:tab/></text:span><text:span text:style-name="T2">Первая стадия запуска — построение дерева. На вход ему передается список токенов из </text:span><text:span text:style-name="T1">Mdocument'a </text:span><text:span text:style-name="T2">и начинается разбор. Пробегая по списку для каждого минимального блока со смыслом создается узел. Узел является наследником </text:span><text:span text:style-name="T1">Node, </text:span><text:span text:style-name="T2">например, </text:span><text:span text:style-name="T1">BlockNode </text:span><text:span text:style-name="T2">для блока соответствующего <text:s/></text:span><text:span text:style-name="T1">{ }</text:span><text:span text:style-name="T2">, который имеет список «детей» типа </text:span><text:span text:style-name="T1">Node. </text:span><text:span text:style-name="T2">Когда дерево построено, значение каждого узла переписывается в код языка С++ и обход записывается в файл.</text:span></text:p>
      <text:p text:style-name="P2"><text:span text:style-name="T2"><text:tab/>Вторая стадия — класс </text:span><text:span text:style-name="T1">Executer </text:span><text:span text:style-name="T2">с помощью стороннего компилятора </text:span><text:span text:style-name="T1">GCC </text:span><text:span text:style-name="T2">компилирует и запускает файл. Выводится консоль с результатом выполнения кода пользователя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5-21T14:29:23.47</meta:creation-date>
    <meta:generator>OpenOffice.org/3.3$Win32 OpenOffice.org_project/330m20$Build-9567</meta:generator>
    <dc:date>2012-05-21T16:06:55.10</dc:date>
    <meta:editing-duration>PT1H37M31S</meta:editing-duration>
    <meta:editing-cycles>2</meta:editing-cycles>
    <meta:document-statistic meta:table-count="0" meta:image-count="0" meta:object-count="0" meta:page-count="2" meta:paragraph-count="7" meta:word-count="231" meta:character-count="1740"/>
  </office:meta>
</office:document-meta>
</file>